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Preformatted_20_Text" style:list-style-name="L8">
      <style:paragraph-properties style:writing-mode="lr-tb"/>
    </style:style>
    <style:style style:name="P5" style:family="paragraph" style:parent-style-name="Preformatted_20_Text" style:list-style-name="L8">
      <style:paragraph-properties fo:margin-top="0cm" fo:margin-bottom="0.499cm" style:contextual-spacing="false" style:writing-mode="lr-tb"/>
    </style:style>
    <style:style style:name="P6" style:family="paragraph" style:parent-style-name="Preformatted_20_Text" style:list-style-name="L8">
      <style:paragraph-properties fo:margin-left="0cm" fo:margin-right="0cm" fo:text-indent="0cm" style:auto-text-indent="false" style:writing-mode="lr-tb"/>
    </style:style>
    <style:style style:name="P7" style:family="paragraph" style:parent-style-name="Preformatted_20_Text" style:list-style-name="L16">
      <style:paragraph-properties style:writing-mode="lr-tb"/>
    </style:style>
    <style:style style:name="P8" style:family="paragraph" style:parent-style-name="Preformatted_20_Text" style:list-style-name="L16">
      <style:paragraph-properties fo:margin-top="0cm" fo:margin-bottom="0.499cm" style:contextual-spacing="false" style:writing-mode="lr-tb"/>
    </style:style>
    <style:style style:name="P9" style:family="paragraph" style:parent-style-name="Preformatted_20_Text" style:list-style-name="L16">
      <style:paragraph-properties fo:margin-left="0cm" fo:margin-right="0cm" fo:text-indent="0cm" style:auto-text-indent="false" style:writing-mode="lr-tb"/>
    </style:style>
    <style:style style:name="P10" style:family="paragraph" style:parent-style-name="Preformatted_20_Text" style:list-style-name="L17">
      <style:paragraph-properties style:writing-mode="lr-tb"/>
    </style:style>
    <style:style style:name="P11" style:family="paragraph" style:parent-style-name="Preformatted_20_Text" style:list-style-name="L17">
      <style:paragraph-properties fo:margin-top="0cm" fo:margin-bottom="0.499cm" style:contextual-spacing="false" style:writing-mode="lr-tb"/>
    </style:style>
    <style:style style:name="P12" style:family="paragraph" style:parent-style-name="Preformatted_20_Text" style:list-style-name="L17">
      <style:paragraph-properties fo:margin-left="0cm" fo:margin-right="0cm" fo:text-indent="0cm" style:auto-text-indent="false" style:writing-mode="lr-tb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10"/>
    <style:style style:name="P23" style:family="paragraph" style:parent-style-name="Text_20_body" style:list-style-name="L11"/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Text_20_body" style:list-style-name="L14"/>
    <style:style style:name="P27" style:family="paragraph" style:parent-style-name="Text_20_body" style:list-style-name="L15"/>
    <style:style style:name="P28" style:family="paragraph" style:parent-style-name="Text_20_body" style:list-style-name="L16"/>
    <style:style style:name="P29" style:family="paragraph" style:parent-style-name="Text_20_body" style:list-style-name="L17"/>
    <style:style style:name="P30" style:family="paragraph" style:parent-style-name="Text_20_body" style:list-style-name="L18"/>
    <style:style style:name="P31" style:family="paragraph" style:parent-style-name="Text_20_body" style:list-style-name="L19"/>
    <style:style style:name="P32" style:family="paragraph" style:parent-style-name="Text_20_body" style:list-style-name="L20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L’architecture fonctionnelle actuelle du TUI est déjà très proche d’un « front-end générique » : tout est centré sur une <text:span text:style-name="Strong_20_Emphasis">SessionJoueur</text:span> qui parle à deux backends (lobby + moteur) via HTTP, et qui consomme les événements Kafka pour suivre ce qui se passe. C’est cette structure qu’on va réemployer presque telle quelle dans un UI web.</text:p>
      <text:p text:style-name="Text_20_body">Je découpe en deux parties, comme tu demandes :</text:p>
      <text:list text:style-name="L1">
        <text:list-item>
          <text:p text:style-name="P13"><text:span text:style-name="Strong_20_Emphasis">Architecture fonctionnelle du TUI</text:span> (écrans, navigation, session, clients, Kafka)</text:p>
        </text:list-item>
        <text:list-item>
          <text:p text:style-name="P13"><text:span text:style-name="Strong_20_Emphasis">Règles d’interaction avec le moteur</text:span> (comment on découvre la partie, comment on lit l’état, comment on envoie les actions, que le moteur doit fournir)</text:p>
        </text:list-item>
      </text:list>
      <text:p text:style-name="Horizontal_20_Line"/>
      <text:h text:style-name="Heading_20_2" text:outline-level="2">1. Architecture fonctionnelle du TUI</text:h>
      <text:h text:style-name="Heading_20_3" text:outline-level="3">1.1. Cœur : <text:span text:style-name="Source_20_Text">SessionJoueur</text:span></text:h>
      <text:p text:style-name="Text_20_body">Tout le TUI repose sur un seul objet d’état, <text:span text:style-name="Source_20_Text">SessionJoueur</text:span>, qui remplace ce qu’un UI web ferait avec un store global (Redux, Zustand, context, etc.). </text:p>
      <text:p text:style-name="Text_20_body">Il contient :</text:p>
      <text:list text:style-name="L2">
        <text:list-item>
          <text:p text:style-name="P14"><text:span text:style-name="Strong_20_Emphasis">Identité et contexte de jeu</text:span></text:p>
          <text:list>
            <text:list-item>
              <text:p text:style-name="P14"><text:span text:style-name="Source_20_Text">id_joueur</text:span>, <text:span text:style-name="Source_20_Text">alias</text:span>, <text:span text:style-name="Source_20_Text">email</text:span></text:p>
            </text:list-item>
            <text:list-item>
              <text:p text:style-name="P14"><text:span text:style-name="Source_20_Text">id_table</text:span> (où il est assis)</text:p>
            </text:list-item>
            <text:list-item>
              <text:p text:style-name="P14"><text:span text:style-name="Source_20_Text">partie_id</text:span>, <text:span text:style-name="Source_20_Text">partie_en_cours</text:span></text:p>
            </text:list-item>
            <text:list-item>
              <text:p text:style-name="P14"><text:span text:style-name="Source_20_Text">phase</text:span>, <text:span text:style-name="Source_20_Text">sous_phase</text:span> (copiés depuis l’état du moteur ou depuis des events Kafka <text:span text:style-name="Source_20_Text">phase.set</text:span>)</text:p>
            </text:list-item>
          </text:list>
        </text:list-item>
        <text:list-item>
          <text:p text:style-name="P14"><text:span text:style-name="Strong_20_Emphasis">Intégration technique</text:span></text:p>
          <text:list>
            <text:list-item>
              <text:p text:style-name="P14"><text:span text:style-name="Source_20_Text">cfg: ConfigTuiLobby</text:span> : URLs, topics Kafka, alias par défaut, etc. </text:p>
            </text:list-item>
            <text:list-item>
              <text:p text:style-name="P14"><text:span text:style-name="Source_20_Text">client: ClientLobby</text:span> : client HTTP pour le service <text:span text:style-name="Strong_20_Emphasis">lobby</text:span> </text:p>
            </text:list-item>
            <text:list-item>
              <text:p text:style-name="P14"><text:span text:style-name="Source_20_Text">client_moteur: ClientMoteur</text:span> : client HTTP pour le service <text:span text:style-name="Strong_20_Emphasis">moteur</text:span> </text:p>
            </text:list-item>
          </text:list>
        </text:list-item>
        <text:list-item>
          <text:p text:style-name="P14"><text:span text:style-name="Strong_20_Emphasis">Buffers et état moteur</text:span></text:p>
          <text:list>
            <text:list-item>
              <text:p text:style-name="P14"><text:span text:style-name="Source_20_Text">_evenements</text:span> : dernier buffer d’événements Kafka (max 50), utilisé pour les panneaux de droite des écrans et pour détecter certaines transitions (<text:span text:style-name="Source_20_Text">PartieLancee</text:span>, <text:span text:style-name="Source_20_Text">phase.set</text:span>, etc.) </text:p>
            </text:list-item>
            <text:list-item>
              <text:p text:style-name="P14"><text:span text:style-name="Source_20_Text">_etat_partie</text:span> : copie locale de l’état renvoyé par le moteur (<text:span text:style-name="Source_20_Text">GET /parties/{partie_id}/etat</text:span>) </text:p>
            </text:list-item>
          </text:list>
        </text:list-item>
        <text:list-item>
          <text:p text:style-name="P14"><text:span text:style-name="Strong_20_Emphasis">Propriétés dérivées</text:span> (helpers) :</text:p>
          <text:list>
            <text:list-item>
              <text:p text:style-name="P14"><text:soft-page-break/><text:span text:style-name="Source_20_Text">_etat</text:span>, <text:span text:style-name="Source_20_Text">_historiques</text:span>, <text:span text:style-name="Source_20_Text">_cartes_def</text:span>, <text:span text:style-name="Source_20_Text">_programme</text:span>, <text:span text:style-name="Source_20_Text">_joueurs_map</text:span>, <text:span text:style-name="Source_20_Text">_attente</text:span> (alias vers des sections de l’état de la partie) </text:p>
            </text:list-item>
            <text:list-item>
              <text:p text:style-name="P14"><text:span text:style-name="Source_20_Text">attente_active</text:span> (attente avec statut <text:span text:style-name="Source_20_Text">ATTENTE_REPONSE_JOUEUR</text:span>)</text:p>
            </text:list-item>
            <text:list-item>
              <text:p text:style-name="P14">helpers d’affichage : <text:span text:style-name="Source_20_Text">afficher_fenetre_statut_partie</text:span>, <text:span text:style-name="Source_20_Text">afficher_fenetre_cartes</text:span>, <text:span text:style-name="Source_20_Text">afficher_fenetre_programme</text:span>, <text:span text:style-name="Source_20_Text">afficher_fenetre_attente</text:span>, <text:span text:style-name="Source_20_Text">afficher_fenetre_palmares</text:span>, etc. </text:p>
            </text:list-item>
          </text:list>
        </text:list-item>
      </text:list>
      <text:p text:style-name="Text_20_body"><text:span text:style-name="Strong_20_Emphasis">Rôle conceptuel</text:span> :<text:line-break/><text:span text:style-name="Source_20_Text">SessionJoueur</text:span> est <text:span text:style-name="Strong_20_Emphasis">le modèle de vue</text:span> (ViewModel) commun à tous les écrans, qui se nourrit :</text:p>
      <text:list text:style-name="L3">
        <text:list-item>
          <text:p text:style-name="P15">des API HTTP du lobby et du moteur,</text:p>
        </text:list-item>
        <text:list-item>
          <text:p text:style-name="P15">des événements Kafka,</text:p>
        </text:list-item>
        <text:list-item>
          <text:p text:style-name="P15">des saisies utilisateur.</text:p>
        </text:list-item>
      </text:list>
      <text:p text:style-name="Text_20_body">Ce sera l’équivalent d’un « store » partagé côté web.</text:p>
      <text:p text:style-name="Horizontal_20_Line"/>
      <text:h text:style-name="Heading_20_3" text:outline-level="3">1.2. Navigation : <text:span text:style-name="Source_20_Text">router.start</text:span> et les pages</text:h>
      <text:p text:style-name="Text_20_body">Le TUI fonctionne comme un petit router à états finis : une variable <text:span text:style-name="Source_20_Text">current</text:span> vaut <text:span text:style-name="Source_20_Text">"accueil"</text:span>, <text:span text:style-name="Source_20_Text">"lobby"</text:span>, <text:span text:style-name="Source_20_Text">"table"</text:span>, <text:span text:style-name="Source_20_Text">"jeu"</text:span> ou <text:span text:style-name="Source_20_Text">"quit"</text:span>, et on appelle la fonction de page correspondante. Chaque page renvoie la prochaine valeur de <text:span text:style-name="Source_20_Text">current</text:span>. </text:p>
      <text:p text:style-name="P1"><text:span text:style-name="Source_20_Text">start(session):</text:span></text:p>
      <text:p text:style-name="P2"><text:span text:style-name="Source_20_Text"><text:s text:c="2"/>current = "accueil"</text:span></text:p>
      <text:p text:style-name="P2"><text:span text:style-name="Source_20_Text"><text:s text:c="2"/>boucle:</text:span></text:p>
      <text:p text:style-name="P2"><text:span text:style-name="Source_20_Text"><text:s text:c="4"/>if current == "accueil": current = page_accueil(session)</text:span></text:p>
      <text:p text:style-name="P2"><text:span text:style-name="Source_20_Text"><text:s text:c="4"/>elif current == "lobby": current = page_lobby(session) ou "table"</text:span></text:p>
      <text:p text:style-name="P2"><text:span text:style-name="Source_20_Text"><text:s text:c="4"/>elif current == "table": current = page_table(session) ou "jeu"</text:span></text:p>
      <text:p text:style-name="P2"><text:span text:style-name="Source_20_Text"><text:s text:c="4"/>elif current == "jeu": <text:s text:c="2"/>current = page_jeu(session)</text:span></text:p>
      <text:p text:style-name="P3"><text:span text:style-name="Source_20_Text"><text:s text:c="4"/>elif current == "quit": <text:s/>break</text:span></text:p>
      <text:p text:style-name="Text_20_body">Les pages :</text:p>
      <text:list text:style-name="L4">
        <text:list-item>
          <text:p text:style-name="P16"><text:span text:style-name="Strong_20_Emphasis">page_accueil</text:span></text:p>
          <text:list>
            <text:list-item>
              <text:p text:style-name="P16">Affiche les événements reçus (panneau de droite). </text:p>
            </text:list-item>
            <text:list-item>
              <text:p text:style-name="P16">Propose : <text:span text:style-name="Source_20_Text">Inscription</text:span>, <text:span text:style-name="Source_20_Text">Connexion</text:span>, <text:span text:style-name="Source_20_Text">Quitter</text:span>.</text:p>
            </text:list-item>
            <text:list-item>
              <text:p text:style-name="P16">Après inscription/connexion :</text:p>
              <text:list>
                <text:list-item>
                  <text:p text:style-name="P16"><text:span text:style-name="Source_20_Text">session.rafraichir_position_table()</text:span></text:p>
                </text:list-item>
                <text:list-item>
                  <text:p text:style-name="P16">Si <text:span text:style-name="Source_20_Text">est_dans_partie_active()</text:span> → route vers <text:span text:style-name="Source_20_Text">"jeu"</text:span></text:p>
                </text:list-item>
                <text:list-item>
                  <text:p text:style-name="P16">Sinon si <text:span text:style-name="Source_20_Text">id_table</text:span> renseigné → <text:span text:style-name="Source_20_Text">"table"</text:span></text:p>
                </text:list-item>
                <text:list-item>
                  <text:p text:style-name="P16">Sinon → <text:span text:style-name="Source_20_Text">"lobby"</text:span></text:p>
                </text:list-item>
              </text:list>
            </text:list-item>
          </text:list>
        </text:list-item>
        <text:list-item>
          <text:p text:style-name="P16"><text:soft-page-break/><text:span text:style-name="Strong_20_Emphasis">page_lobby</text:span></text:p>
          <text:list>
            <text:list-item>
              <text:p text:style-name="P16">Vue « triptyque lobby » via <text:span text:style-name="Source_20_Text">session.afficher_vue_lobby()</text:span> (gauche = joueurs &amp; tables, droite = événements).</text:p>
            </text:list-item>
            <text:list-item>
              <text:p text:style-name="P16">Actions :</text:p>
              <text:list>
                <text:list-item>
                  <text:p text:style-name="P16">Créer une table → <text:span text:style-name="Source_20_Text">session.creer_table()</text:span></text:p>
                </text:list-item>
                <text:list-item>
                  <text:p text:style-name="P16">Rejoindre une table → <text:span text:style-name="Source_20_Text">session.rejoindre_table()</text:span></text:p>
                </text:list-item>
                <text:list-item>
                  <text:p text:style-name="P16">Rafraîchir</text:p>
                </text:list-item>
                <text:list-item>
                  <text:p text:style-name="P16">Retour accueil.</text:p>
                </text:list-item>
              </text:list>
            </text:list-item>
            <text:list-item>
              <text:p text:style-name="P16">Après création/rejoindre + rafraîchissement de position : si <text:span text:style-name="Source_20_Text">id_table</text:span> → route <text:span text:style-name="Source_20_Text">"table"</text:span>.</text:p>
            </text:list-item>
          </text:list>
        </text:list-item>
        <text:list-item>
          <text:p text:style-name="P16"><text:span text:style-name="Strong_20_Emphasis">page_table</text:span></text:p>
          <text:list>
            <text:list-item>
              <text:p text:style-name="P16">Vue « triptyque table » via <text:span text:style-name="Source_20_Text">session.afficher_vue_table()</text:span> (gauche = table &amp; joueurs assis, droite = événements).</text:p>
            </text:list-item>
            <text:list-item>
              <text:p text:style-name="P16">Actions :</text:p>
              <text:list>
                <text:list-item>
                  <text:p text:style-name="P16">Se déclarer prêt (<text:span text:style-name="Source_20_Text">session.se_declarer_pret()</text:span>)</text:p>
                </text:list-item>
                <text:list-item>
                  <text:p text:style-name="P16">Lancer la partie (hôte) (<text:span text:style-name="Source_20_Text">session.lancer_partie()</text:span>)</text:p>
                </text:list-item>
                <text:list-item>
                  <text:p text:style-name="P16">Rafraîchir</text:p>
                </text:list-item>
                <text:list-item>
                  <text:p text:style-name="P16">Retour accueil</text:p>
                </text:list-item>
              </text:list>
            </text:list-item>
            <text:list-item>
              <text:p text:style-name="P16">Au début de chaque boucle :</text:p>
              <text:list>
                <text:list-item>
                  <text:p text:style-name="P16">Si <text:span text:style-name="Source_20_Text">session.id_table</text:span> vide → route <text:span text:style-name="Source_20_Text">"lobby"</text:span>.</text:p>
                </text:list-item>
                <text:list-item>
                  <text:p text:style-name="P16">Si <text:span text:style-name="Source_20_Text">session.verifier_si_partie_lancee()</text:span> → route <text:span text:style-name="Source_20_Text">"jeu"</text:span>.</text:p>
                </text:list-item>
              </text:list>
            </text:list-item>
          </text:list>
        </text:list-item>
        <text:list-item>
          <text:p text:style-name="P16"><text:span text:style-name="Strong_20_Emphasis">page_jeu</text:span></text:p>
          <text:list>
            <text:list-item>
              <text:p text:style-name="P16">Vue principale de la partie, structurée en <text:span text:style-name="Strong_20_Emphasis">triptyque + menus</text:span> : </text:p>
              <text:list>
                <text:list-item>
                  <text:p text:style-name="P16">Statut partie (<text:span text:style-name="Source_20_Text">afficher_fenetre_statut_partie</text:span>)</text:p>
                </text:list-item>
                <text:list-item>
                  <text:p text:style-name="P16">Événements de jeu (<text:span text:style-name="Source_20_Text">afficher_fenetre_evenements_jeu</text:span>) + journal (<text:span text:style-name="Source_20_Text">afficher_fenetre_journal</text:span>)</text:p>
                </text:list-item>
                <text:list-item>
                  <text:p text:style-name="P16">Vue jeu proprement dite :</text:p>
                  <text:list>
                    <text:list-item>
                      <text:p text:style-name="P16">Programme du cabinet (<text:span text:style-name="Source_20_Text">afficher_fenetre_programme</text:span>)</text:p>
                    </text:list-item>
                    <text:list-item>
                      <text:p text:style-name="P16">Cartes du joueur (avec coûts d’attention estimés) (<text:span text:style-name="Source_20_Text">afficher_fenetre_cartes</text:span>)</text:p>
                    </text:list-item>
                    <text:list-item>
                      <text:p text:style-name="P16"><text:soft-page-break/>Attente en cours (<text:span text:style-name="Source_20_Text">afficher_fenetre_attente</text:span>)</text:p>
                    </text:list-item>
                    <text:list-item>
                      <text:p text:style-name="P16">Palmarès / conditions de victoire (<text:span text:style-name="Source_20_Text">afficher_fenetre_palmares</text:span>)</text:p>
                    </text:list-item>
                  </text:list>
                </text:list-item>
              </text:list>
            </text:list-item>
            <text:list-item>
              <text:p text:style-name="P16">Menu d’actions :</text:p>
              <text:list>
                <text:list-item>
                  <text:p text:style-name="P16"><text:span text:style-name="Source_20_Text">1</text:span> : rafraîchir état de la partie (reboucle simplement en re-faisant les appels de début de boucle).</text:p>
                </text:list-item>
                <text:list-item>
                  <text:p text:style-name="P16"><text:span text:style-name="Source_20_Text">2</text:span> : voir le détail d’une carte (<text:span text:style-name="Source_20_Text">session.afficher_detail_carte()</text:span>).</text:p>
                </text:list-item>
                <text:list-item>
                  <text:p text:style-name="P16"><text:span text:style-name="Source_20_Text">4</text:span> : exécuter une <text:span text:style-name="Strong_20_Emphasis">action proposée par le skin</text:span> (varie selon la <text:span text:style-name="Source_20_Text">sous_phase</text:span>).</text:p>
                </text:list-item>
                <text:list-item>
                  <text:p text:style-name="P16"><text:span text:style-name="Source_20_Text">5</text:span> : jouer une carte <text:span text:style-name="Strong_20_Emphasis">hors programme</text:span>.</text:p>
                </text:list-item>
                <text:list-item>
                  <text:p text:style-name="P16"><text:span text:style-name="Source_20_Text">8</text:span> : envoyer une action brute au moteur (type_action + JSON libre).</text:p>
                </text:list-item>
                <text:list-item>
                  <text:p text:style-name="P16"><text:span text:style-name="Source_20_Text">9</text:span> : visualiser les événements système (Kafka).</text:p>
                </text:list-item>
                <text:list-item>
                  <text:p text:style-name="P16"><text:span text:style-name="Source_20_Text">0</text:span> : retour à la table (<text:span text:style-name="Source_20_Text">"quit"</text:span> pour cette page).</text:p>
                </text:list-item>
              </text:list>
            </text:list-item>
            <text:list-item>
              <text:p text:style-name="P16">Au début de chaque boucle :</text:p>
              <text:list>
                <text:list-item>
                  <text:p text:style-name="P16"><text:span text:style-name="Source_20_Text">session.rafraichir_position_table()</text:span></text:p>
                </text:list-item>
                <text:list-item>
                  <text:p text:style-name="P16"><text:span text:style-name="Source_20_Text">session.est_dans_partie_active()</text:span></text:p>
                </text:list-item>
                <text:list-item>
                  <text:p text:style-name="P16"><text:span text:style-name="Source_20_Text">session.rafraichir_etat_partie()</text:span></text:p>
                </text:list-item>
                <text:list-item>
                  <text:p text:style-name="P16">Si <text:span text:style-name="Source_20_Text">etat.termine == True</text:span> : on affiche statut + palmarès, message <text:span text:style-name="Emphasis">« La partie est terminée »</text:span>, Entrée puis retour <text:span text:style-name="Source_20_Text">"quit"</text:span>.</text:p>
                </text:list-item>
              </text:list>
            </text:list-item>
          </text:list>
        </text:list-item>
      </text:list>
      <text:p text:style-name="Text_20_body"><text:span text:style-name="Strong_20_Emphasis">Pour le web</text:span> : chaque <text:span text:style-name="Source_20_Text">page_*</text:span> devient naturellement :</text:p>
      <text:list text:style-name="L5">
        <text:list-item>
          <text:p text:style-name="P17">une route ou un écran React,</text:p>
        </text:list-item>
        <text:list-item>
          <text:p text:style-name="P17">qui consomme les mêmes méthodes de <text:span text:style-name="Source_20_Text">SessionJoueur</text:span> (ou équivalent store) pour récupérer données et actions.</text:p>
        </text:list-item>
      </text:list>
      <text:p text:style-name="Horizontal_20_Line"/>
      <text:h text:style-name="Heading_20_3" text:outline-level="3">1.3. Clients HTTP et config</text:h>
      <text:list text:style-name="L6">
        <text:list-item>
          <text:p text:style-name="P18"><text:span text:style-name="Strong_20_Emphasis">Config</text:span> : <text:span text:style-name="Source_20_Text">ConfigTuiLobby</text:span> regroupe toutes les URLs et topics Kafka. </text:p>
          <text:list>
            <text:list-item>
              <text:p text:style-name="P18"><text:span text:style-name="Source_20_Text">base_url_lobby</text:span> (ex: <text:span text:style-name="Source_20_Text">http://lobby.cabinet.localhost</text:span>)</text:p>
            </text:list-item>
            <text:list-item>
              <text:p text:style-name="P18"><text:span text:style-name="Source_20_Text">base_url_moteur</text:span> (ex: <text:span text:style-name="Source_20_Text">http://api.cabinet.localhost</text:span>)</text:p>
            </text:list-item>
            <text:list-item>
              <text:p text:style-name="P18">topics Kafka (joueurs, tables, parties, moteur)</text:p>
            </text:list-item>
            <text:list-item>
              <text:p text:style-name="P18">alias/email par défaut du joueur</text:p>
            </text:list-item>
            <text:list-item>
              <text:p text:style-name="P18"><text:span text:style-name="Source_20_Text">lobby_prefix</text:span> : <text:span text:style-name="Source_20_Text">/api</text:span> ou autre, configuré par env</text:p>
            </text:list-item>
          </text:list>
        </text:list-item>
        <text:list-item>
          <text:p text:style-name="P18"><text:span text:style-name="Strong_20_Emphasis">ClientLobby</text:span> : simple wrapper HTTP sur le swagger du lobby. </text:p>
          <text:list>
            <text:list-item>
              <text:p text:style-name="P18"><text:soft-page-break/>POST <text:span text:style-name="Source_20_Text">/joueurs</text:span> : inscription</text:p>
            </text:list-item>
            <text:list-item>
              <text:p text:style-name="P18">POST <text:span text:style-name="Source_20_Text">/sessions</text:span> : connexion</text:p>
            </text:list-item>
            <text:list-item>
              <text:p text:style-name="P18">GET <text:span text:style-name="Source_20_Text">/joueurs/lobby</text:span> : joueurs visibles</text:p>
            </text:list-item>
            <text:list-item>
              <text:p text:style-name="P18">GET <text:span text:style-name="Source_20_Text">/tables</text:span> : listes de tables (+ filtrage <text:span text:style-name="Source_20_Text">?statut=</text:span>)</text:p>
            </text:list-item>
            <text:list-item>
              <text:p text:style-name="P18">GET <text:span text:style-name="Source_20_Text">/tables/{id_table}/joueurs</text:span> : joueurs assis à une table</text:p>
            </text:list-item>
            <text:list-item>
              <text:p text:style-name="P18">POST <text:span text:style-name="Source_20_Text">/tables</text:span> : créer une table</text:p>
            </text:list-item>
            <text:list-item>
              <text:p text:style-name="P18">POST <text:span text:style-name="Source_20_Text">/tables/{id_table}/joueurs</text:span> : rejoindre une table</text:p>
            </text:list-item>
            <text:list-item>
              <text:p text:style-name="P18">POST <text:span text:style-name="Source_20_Text">/tables/{id_table}/joueurs/pret</text:span> : se déclarer prêt</text:p>
            </text:list-item>
            <text:list-item>
              <text:p text:style-name="P18">POST <text:span text:style-name="Source_20_Text">/tables/{id_table}/lancer</text:span> : lancer une partie</text:p>
            </text:list-item>
          </text:list>
        </text:list-item>
        <text:list-item>
          <text:p text:style-name="P18"><text:span text:style-name="Strong_20_Emphasis">ClientMoteur</text:span> : wrapper HTTP sur l’API du moteur. </text:p>
          <text:list>
            <text:list-item>
              <text:p text:style-name="P18">POST <text:span text:style-name="Source_20_Text">/parties</text:span> (peu ou pas utilisé par le TUI, la partie est lancée via le lobby).</text:p>
            </text:list-item>
            <text:list-item>
              <text:p text:style-name="P18">GET <text:span text:style-name="Source_20_Text">/parties/{partie_id}/etat</text:span> : lire l’état complet.</text:p>
            </text:list-item>
            <text:list-item>
              <text:p text:style-name="P18">POST <text:span text:style-name="Source_20_Text">/parties/{partie_id}/actions</text:span> : soumettre une action de jeu.</text:p>
            </text:list-item>
            <text:list-item>
              <text:p text:style-name="P18">(éventuellement) POST <text:span text:style-name="Source_20_Text">/parties/{partie_id}/cloture-tour</text:span> (prévu dans le commentaire mais pas utilisé dans le TUI actuel).</text:p>
            </text:list-item>
          </text:list>
        </text:list-item>
      </text:list>
      <text:p text:style-name="Horizontal_20_Line"/>
      <text:h text:style-name="Heading_20_3" text:outline-level="3">1.4. Kafka / événements</text:h>
      <text:p text:style-name="Text_20_body">Dans <text:span text:style-name="Source_20_Text">main.py</text:span>, on construit un <text:span text:style-name="Source_20_Text">EcouteurEvenements</text:span> (plugin Kafka) et on lui passe un callback <text:span text:style-name="Source_20_Text">on_evt</text:span> qui appelle <text:span text:style-name="Source_20_Text">session.ajouter_evenement(evt)</text:span>. </text:p>
      <text:p text:style-name="Text_20_body"><text:span text:style-name="Source_20_Text">SessionJoueur.ajouter_evenement</text:span> :</text:p>
      <text:list text:style-name="L7">
        <text:list-item>
          <text:p text:style-name="P19">Ajoute l’événement dans <text:span text:style-name="Source_20_Text">_evenements</text:span> (buffer max 50). </text:p>
        </text:list-item>
        <text:list-item>
          <text:p text:style-name="P19">Tente d’en extraire <text:span text:style-name="Source_20_Text">table_id</text:span> et <text:span text:style-name="Source_20_Text">partie_id</text:span> via <text:span text:style-name="Source_20_Text">_extraire_ids_evenement</text:span>, en regardant :</text:p>
          <text:list>
            <text:list-item>
              <text:p text:style-name="P19">la racine de l’event</text:p>
            </text:list-item>
            <text:list-item>
              <text:p text:style-name="P19">le <text:span text:style-name="Source_20_Text">payload</text:span> ou <text:span text:style-name="Source_20_Text">data</text:span></text:p>
            </text:list-item>
            <text:list-item>
              <text:p text:style-name="P19">et des heuristiques si le format n’est pas standard (clé contenant <text:span text:style-name="Source_20_Text">table</text:span> ou <text:span text:style-name="Source_20_Text">partie</text:span>).</text:p>
            </text:list-item>
          </text:list>
        </text:list-item>
        <text:list-item>
          <text:p text:style-name="P19">Gère quelques types particuliers :</text:p>
          <text:list>
            <text:list-item>
              <text:p text:style-name="P19"><text:span text:style-name="Source_20_Text">event.partie.creee</text:span> : marque <text:span text:style-name="Source_20_Text">partie_en_cours = True</text:span>.</text:p>
            </text:list-item>
            <text:list-item>
              <text:p text:style-name="P19"><text:soft-page-break/><text:span text:style-name="Source_20_Text">cab.D060.phase.set</text:span> / <text:span text:style-name="Source_20_Text">cab.D600.phase.set</text:span> : met à jour <text:span text:style-name="Source_20_Text">phase</text:span>, <text:span text:style-name="Source_20_Text">sous_phase</text:span>, <text:span text:style-name="Source_20_Text">tour</text:span> et éventuellement <text:span text:style-name="Source_20_Text">partie_id</text:span> et <text:span text:style-name="Source_20_Text">partie_en_cours</text:span>. Si on dispose de <text:span text:style-name="Source_20_Text">client_moteur</text:span> + <text:span text:style-name="Source_20_Text">partie_id</text:span> mais pas encore d’état complet → tentative silencieuse de <text:span text:style-name="Source_20_Text">rafraichir_etat_partie()</text:span>.</text:p>
            </text:list-item>
            <text:list-item>
              <text:p text:style-name="P19"><text:span text:style-name="Source_20_Text">cab.D600.journal</text:span> : stocke une dernière ligne de journal simple.</text:p>
            </text:list-item>
            <text:list-item>
              <text:p text:style-name="P19">événements <text:span text:style-name="Source_20_Text">cab.D200.joueur...</text:span> : forcent un rafraîchissement d’état (<text:span text:style-name="Source_20_Text">rafraichir_etat_partie</text:span>) si possible.</text:p>
            </text:list-item>
          </text:list>
        </text:list-item>
      </text:list>
      <text:p text:style-name="Text_20_body">Les vues <text:span text:style-name="Source_20_Text">afficher_evenements</text:span>, <text:span text:style-name="Source_20_Text">afficher_vue_lobby</text:span>, <text:span text:style-name="Source_20_Text">afficher_vue_table</text:span> lisent ce buffer pour la colonne de droite. </text:p>
      <text:p text:style-name="Horizontal_20_Line"/>
      <text:h text:style-name="Heading_20_2" text:outline-level="2">2. Règles d’interaction avec le moteur</text:h>
      <text:p text:style-name="Text_20_body">Ici, on se concentre sur le contrat implicite entre le TUI et le moteur, qui doit devenir explicite dans le devis pour le UI web.</text:p>
      <text:h text:style-name="Heading_20_3" text:outline-level="3">2.1. Découverte de la partie et synchronisation</text:h>
      <text:list text:style-name="L8">
        <text:list-item>
          <text:p text:style-name="P20"><text:span text:style-name="Strong_20_Emphasis">Pendant qu’on est au lobby/table :</text:span></text:p>
          <text:list>
            <text:list-item>
              <text:p text:style-name="P20">On s’appuie d’abord sur <text:span text:style-name="Strong_20_Emphasis">le service lobby</text:span> (GET <text:span text:style-name="Source_20_Text">/tables</text:span>) pour savoir si la table est en statut <text:span text:style-name="Source_20_Text">en_jeu</text:span>. C’est fait dans <text:span text:style-name="Source_20_Text">SessionJoueur.est_dans_partie_active()</text:span>. </text:p>
            </text:list-item>
            <text:list-item>
              <text:p text:style-name="P20">Sinon, en fallback, on scanne les événements Kafka pour un événement de type <text:span text:style-name="Source_20_Text">"PartieLancee"</text:span> qui mentionne la table courante. <text:span text:style-name="Source_20_Text">verifier_si_partie_lancee()</text:span> lit <text:span text:style-name="Source_20_Text">_evenements</text:span>, vérifie que <text:span text:style-name="Source_20_Text">id_table</text:span> correspond (si présent), récupère <text:span text:style-name="Source_20_Text">partie_id</text:span> dans le payload et met <text:span text:style-name="Source_20_Text">partie_en_cours = True</text:span>. </text:p>
            </text:list-item>
          </text:list>
        </text:list-item>
        <text:list-item>
          <text:p text:style-name="P20"><text:span text:style-name="Strong_20_Emphasis">Au moment où la partie est active pour ce joueur :</text:span></text:p>
          <text:list>
            <text:list-item>
              <text:p text:style-name="P20"><text:span text:style-name="Source_20_Text">SessionJoueur.partie_id</text:span> doit être renseigné (via <text:span text:style-name="Source_20_Text">PartieLancee</text:span> ou un autre event type/mécanisme).</text:p>
            </text:list-item>
            <text:list-item>
              <text:p text:style-name="P20">Dès qu’on a <text:span text:style-name="Source_20_Text">(client_moteur, partie_id)</text:span>, le TUI peut appeler <text:span text:style-name="Source_20_Text">rafraichir_etat_partie()</text:span> pour récupérer l’état complet.</text:p>
            </text:list-item>
          </text:list>
        </text:list-item>
        <text:list-item>
          <text:p text:style-name="P20"><text:span text:style-name="Strong_20_Emphasis">Rafraîchir l’état moteur :</text:span></text:p>
          <text:list>
            <text:list-item>
              <text:p text:style-name="P20"><text:span text:style-name="Source_20_Text">rafraichir_etat_partie()</text:span> appelle <text:span text:style-name="Source_20_Text">ClientMoteur.lire_etat(partie_id)</text:span> qui fait un GET <text:span text:style-name="Source_20_Text">/parties/{partie_id}/etat</text:span> et suppose une response de type :</text:p>
              <text:p text:style-name="P6"><text:span text:style-name="Source_20_Text">{</text:span></text:p>
              <text:p text:style-name="P4"><text:span text:style-name="Source_20_Text"><text:s text:c="2"/>"partie_id": "...",</text:span></text:p>
              <text:p text:style-name="P4"><text:span text:style-name="Source_20_Text"><text:s text:c="2"/>"etat": { ... }</text:span></text:p>
              <text:p text:style-name="P5"><text:soft-page-break/><text:span text:style-name="Source_20_Text">}</text:span></text:p>
            </text:list-item>
            <text:list-item>
              <text:p text:style-name="P20">Le TUI range <text:span text:style-name="Source_20_Text">etat</text:span> dans <text:span text:style-name="Source_20_Text">_etat_partie</text:span> et appelle <text:span text:style-name="Source_20_Text">_extraire_cartes_joueur_depuis_etat()</text:span> pour alimenter <text:span text:style-name="Source_20_Text">_cartes_joueur</text:span>.</text:p>
            </text:list-item>
          </text:list>
        </text:list-item>
      </text:list>
      <text:p text:style-name="Text_20_body"><text:span text:style-name="Strong_20_Emphasis">Pour le web</text:span> : même règle – il faudra un hook ou effet qui :</text:p>
      <text:list text:style-name="L9">
        <text:list-item>
          <text:p text:style-name="P21">écoute les événements (via WebSocket ou autre passerelle Kafka → HTTP),</text:p>
        </text:list-item>
        <text:list-item>
          <text:p text:style-name="P21">dès qu’un <text:span text:style-name="Source_20_Text">PartieLancee</text:span> ou <text:span text:style-name="Source_20_Text">phase.set</text:span> pertinent arrive, met à jour le store (<text:span text:style-name="Source_20_Text">partie_id</text:span>, <text:span text:style-name="Source_20_Text">phase</text:span>, etc.),</text:p>
        </text:list-item>
        <text:list-item>
          <text:p text:style-name="P21">puis déclenche un GET <text:span text:style-name="Source_20_Text">/parties/{partie_id}/etat</text:span>.</text:p>
        </text:list-item>
      </text:list>
      <text:p text:style-name="Horizontal_20_Line"/>
      <text:h text:style-name="Heading_20_3" text:outline-level="3">2.2. Structure d’état attendue par le TUI</text:h>
      <text:p text:style-name="Text_20_body">L’état renvoyé par <text:span text:style-name="Source_20_Text">/parties/{partie_id}/etat</text:span> doit au minimum contenir : </text:p>
      <text:list text:style-name="L10">
        <text:list-item>
          <text:p text:style-name="P22"><text:span text:style-name="Strong_20_Emphasis">Infos globales</text:span></text:p>
          <text:list>
            <text:list-item>
              <text:p text:style-name="P22"><text:span text:style-name="Source_20_Text">id</text:span> (ou <text:span text:style-name="Source_20_Text">partie_id</text:span>)</text:p>
            </text:list-item>
            <text:list-item>
              <text:p text:style-name="P22"><text:span text:style-name="Source_20_Text">tour</text:span></text:p>
            </text:list-item>
            <text:list-item>
              <text:p text:style-name="P22"><text:span text:style-name="Source_20_Text">phase</text:span></text:p>
            </text:list-item>
            <text:list-item>
              <text:p text:style-name="P22"><text:span text:style-name="Source_20_Text">sous_phase</text:span></text:p>
            </text:list-item>
            <text:list-item>
              <text:p text:style-name="P22"><text:span text:style-name="Source_20_Text">termine</text:span> (bool)</text:p>
            </text:list-item>
            <text:list-item>
              <text:p text:style-name="P22"><text:span text:style-name="Source_20_Text">raison_fin</text:span> (string optionnelle)</text:p>
            </text:list-item>
          </text:list>
        </text:list-item>
        <text:list-item>
          <text:p text:style-name="P22"><text:span text:style-name="Strong_20_Emphasis">Cartes</text:span></text:p>
          <text:list>
            <text:list-item>
              <text:p text:style-name="P22"><text:span text:style-name="Source_20_Text">cartes_def</text:span> : dict <text:span text:style-name="Source_20_Text">{carte_id -&gt; {definition}}</text:span></text:p>
              <text:list>
                <text:list-item>
                  <text:p text:style-name="P22"><text:span text:style-name="Source_20_Text">nom</text:span>, <text:span text:style-name="Source_20_Text">label</text:span>, <text:span text:style-name="Source_20_Text">resume</text:span> ou <text:span text:style-name="Source_20_Text">description</text:span></text:p>
                </text:list-item>
                <text:list-item>
                  <text:p text:style-name="P22"><text:span text:style-name="Source_20_Text">commandes</text:span>: liste de dicts <text:span text:style-name="Source_20_Text">{op, ...}</text:span> (voir ci-dessous)</text:p>
                </text:list-item>
                <text:list-item>
                  <text:p text:style-name="P22">éventuellement <text:span text:style-name="Source_20_Text">copies</text:span></text:p>
                </text:list-item>
              </text:list>
            </text:list-item>
            <text:list-item>
              <text:p text:style-name="P22"><text:span text:style-name="Source_20_Text">joueurs</text:span> : dict <text:span text:style-name="Source_20_Text">{id_joueur -&gt; {...}}</text:span> où chaque joueur peut contenir :</text:p>
              <text:list>
                <text:list-item>
                  <text:p text:style-name="P22"><text:span text:style-name="Source_20_Text">id</text:span>, <text:span text:style-name="Source_20_Text">nom</text:span></text:p>
                </text:list-item>
                <text:list-item>
                  <text:p text:style-name="P22"><text:span text:style-name="Source_20_Text">main</text:span> / <text:span text:style-name="Source_20_Text">cartes</text:span> / <text:span text:style-name="Source_20_Text">cartes_main</text:span> (liste d’objets ou ids de cartes)</text:p>
                </text:list-item>
                <text:list-item>
                  <text:p text:style-name="P22"><text:span text:style-name="Source_20_Text">capital_politique</text:span></text:p>
                </text:list-item>
                <text:list-item>
                  <text:p text:style-name="P22"><text:span text:style-name="Source_20_Text">poids_vote</text:span></text:p>
                </text:list-item>
                <text:list-item>
                  <text:p text:style-name="P22"><text:soft-page-break/><text:span text:style-name="Source_20_Text">peut_voter</text:span></text:p>
                </text:list-item>
                <text:list-item>
                  <text:p text:style-name="P22"><text:span text:style-name="Source_20_Text">attention_dispo</text:span>, <text:span text:style-name="Source_20_Text">attention_max</text:span></text:p>
                </text:list-item>
              </text:list>
            </text:list-item>
          </text:list>
        </text:list-item>
        <text:list-item>
          <text:p text:style-name="P22"><text:span text:style-name="Strong_20_Emphasis">Programme du cabinet</text:span></text:p>
          <text:list>
            <text:list-item>
              <text:p text:style-name="P22"><text:span text:style-name="Source_20_Text">programme</text:span> :</text:p>
              <text:list>
                <text:list-item>
                  <text:p text:style-name="P22"><text:span text:style-name="Source_20_Text">version</text:span> optionnelle</text:p>
                </text:list-item>
                <text:list-item>
                  <text:p text:style-name="P22"><text:span text:style-name="Source_20_Text">entrees</text:span>: liste d’entrées de programme <text:span text:style-name="Source_20_Text">{uid, carte_id, auteur_id, type, cout_attention?}</text:span></text:p>
                </text:list-item>
                <text:list-item>
                  <text:p text:style-name="P22"><text:span text:style-name="Source_20_Text">votes</text:span>: dict <text:span text:style-name="Source_20_Text">{id_joueur -&gt; valeur_de_vote}</text:span></text:p>
                </text:list-item>
                <text:list-item>
                  <text:p text:style-name="P22">d’autres champs si besoin</text:p>
                </text:list-item>
              </text:list>
            </text:list-item>
          </text:list>
        </text:list-item>
        <text:list-item>
          <text:p text:style-name="P22"><text:span text:style-name="Strong_20_Emphasis">Attente en cours</text:span></text:p>
          <text:list>
            <text:list-item>
              <text:p text:style-name="P22"><text:span text:style-name="Source_20_Text">attente</text:span> :</text:p>
              <text:list>
                <text:list-item>
                  <text:p text:style-name="P22"><text:span text:style-name="Source_20_Text">active</text:span> : bool</text:p>
                </text:list-item>
                <text:list-item>
                  <text:p text:style-name="P22"><text:span text:style-name="Source_20_Text">statut</text:span> : ex. <text:span text:style-name="Source_20_Text">ATTENTE_REPONSE_JOUEUR</text:span></text:p>
                </text:list-item>
                <text:list-item>
                  <text:p text:style-name="P22"><text:span text:style-name="Source_20_Text">type</text:span> : ex. <text:span text:style-name="Source_20_Text">ENGAGER_CARTE</text:span>, <text:span text:style-name="Source_20_Text">VOTE</text:span>, etc.</text:p>
                </text:list-item>
                <text:list-item>
                  <text:p text:style-name="P22"><text:span text:style-name="Source_20_Text">meta</text:span> :</text:p>
                  <text:list>
                    <text:list-item>
                      <text:p text:style-name="P22"><text:span text:style-name="Source_20_Text">code</text:span> (identifiant fonctionnel)</text:p>
                    </text:list-item>
                    <text:list-item>
                      <text:p text:style-name="P22"><text:span text:style-name="Source_20_Text">titre</text:span></text:p>
                    </text:list-item>
                    <text:list-item>
                      <text:p text:style-name="P22"><text:span text:style-name="Source_20_Text">description</text:span></text:p>
                    </text:list-item>
                    <text:list-item>
                      <text:p text:style-name="P22"><text:span text:style-name="Strong_20_Emphasis"><text:span text:style-name="Source_20_Text">ui</text:span></text:span> :</text:p>
                      <text:list>
                        <text:list-item>
                          <text:p text:style-name="P22"><text:span text:style-name="Source_20_Text">actions</text:span>: liste de définitions d’actions (voir 2.3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"><text:span text:style-name="Strong_20_Emphasis">Historique de jeu</text:span></text:p>
          <text:list>
            <text:list-item>
              <text:p text:style-name="P22"><text:span text:style-name="Source_20_Text">historiques</text:span>: liste d’objets <text:span text:style-name="Source_20_Text">{ type, tour, ... }</text:span></text:p>
              <text:list>
                <text:list-item>
                  <text:p text:style-name="P22">si <text:span text:style-name="Source_20_Text">type == "journal"</text:span> → journal du tour (log textuel)</text:p>
                </text:list-item>
                <text:list-item>
                  <text:p text:style-name="P22">sinon → événements de jeu, y compris des types spécifiques : <text:span text:style-name="Source_20_Text">piocher</text:span>, <text:span text:style-name="Source_20_Text">phase</text:span>, <text:span text:style-name="Source_20_Text">programme_carte_engagee</text:span>, <text:span text:style-name="Source_20_Text">programme_reset</text:span>, <text:span text:style-name="Source_20_Text">ENGAGER_CARTE</text:span>, <text:span text:style-name="Source_20_Text">VOTE</text:span>, <text:span text:style-name="Source_20_Text">vote_enregistre</text:span>, etc.</text:p>
                </text:list-item>
              </text:list>
            </text:list-item>
          </text:list>
        </text:list-item>
        <text:list-item>
          <text:p text:style-name="P22"><text:span text:style-name="Strong_20_Emphasis">Palmarès / scores</text:span></text:p>
          <text:list>
            <text:list-item>
              <text:p text:style-name="P22"><text:span text:style-name="Source_20_Text">capital_collectif</text:span>: valeur globale du cabinet</text:p>
            </text:list-item>
            <text:list-item>
              <text:p text:style-name="P22"><text:span text:style-name="Source_20_Text">opposition</text:span> : <text:span text:style-name="Source_20_Text">{ capital_politique, ... }</text:span></text:p>
            </text:list-item>
            <text:list-item>
              <text:p text:style-name="P22"><text:span text:style-name="Source_20_Text">joueurs</text:span> (les mêmes, mais consommés pour classement et affichage)</text:p>
            </text:list-item>
          </text:list>
        </text:list-item>
      </text:list>
      <text:p text:style-name="Horizontal_20_Line"><text:soft-page-break/></text:p>
      <text:h text:style-name="Heading_20_3" text:outline-level="3">2.3. Contrat « Actions UI » entre moteur et TUI</text:h>
      <text:p text:style-name="Text_20_body">C’est un point clé pour le devis web : l’UI ne code <text:span text:style-name="Strong_20_Emphasis">aucune logique métier</text:span>; elle s’appuie sur des <text:span text:style-name="Strong_20_Emphasis">descriptions d’actions</text:span> fournies par le moteur dans <text:span text:style-name="Source_20_Text">etat.attente.meta.ui.actions</text:span>.</text:p>
      <text:h text:style-name="Heading_20_4" text:outline-level="4">2.3.1. Forme d’une action</text:h>
      <text:p text:style-name="Text_20_body">Une action d’UI est un dict du type :</text:p>
      <text:p text:style-name="P1"><text:span text:style-name="Source_20_Text">{</text:span></text:p>
      <text:p text:style-name="P2"><text:span text:style-name="Source_20_Text"><text:s text:c="2"/>"label": "Engager une carte dans le programme",</text:span></text:p>
      <text:p text:style-name="P2"><text:span text:style-name="Source_20_Text"><text:s text:c="2"/>"op": "programme.engager_carte",</text:span></text:p>
      <text:p text:style-name="P2"><text:span text:style-name="Source_20_Text"><text:s text:c="2"/>"fields": [</text:span></text:p>
      <text:p text:style-name="P2"><text:span text:style-name="Source_20_Text"><text:s text:c="4"/>{ "name": "carte_id", "domain": "carte_main", "required": true },</text:span></text:p>
      <text:p text:style-name="P2"><text:span text:style-name="Source_20_Text"><text:s text:c="4"/>{ "name": "effort_cp", "domain": "int", "label": "Effort de capital", "required": false }</text:span></text:p>
      <text:p text:style-name="P2"><text:span text:style-name="Source_20_Text"><text:s text:c="2"/>]</text:span></text:p>
      <text:p text:style-name="P3"><text:span text:style-name="Source_20_Text">}</text:span></text:p>
      <text:list text:style-name="L11">
        <text:list-item>
          <text:p text:style-name="P23"><text:span text:style-name="Source_20_Text">label</text:span> : texte affiché dans le menu.</text:p>
        </text:list-item>
        <text:list-item>
          <text:p text:style-name="P23"><text:span text:style-name="Source_20_Text">op</text:span> : type d’action métier que le moteur attend (ex: <text:span text:style-name="Source_20_Text">"joueur.jouer_carte"</text:span>, <text:span text:style-name="Source_20_Text">"programme.vote"</text:span>, etc.).</text:p>
        </text:list-item>
        <text:list-item>
          <text:p text:style-name="P23"><text:span text:style-name="Source_20_Text">fields</text:span> : liste de champs à collecter auprès du joueur.</text:p>
        </text:list-item>
      </text:list>
      <text:p text:style-name="Text_20_body">Le TUI affiche ces actions et construit un payload en boucle sur <text:span text:style-name="Source_20_Text">fields</text:span>, dans <text:span text:style-name="Source_20_Text">SessionJoueur.executer_action_ui()</text:span>. </text:p>
      <text:h text:style-name="Heading_20_4" text:outline-level="4">2.3.2. Domaines supportés par le TUI</text:h>
      <text:p text:style-name="Text_20_body">Pour chaque champ :</text:p>
      <text:list text:style-name="L12">
        <text:list-item>
          <text:p text:style-name="P24"><text:span text:style-name="Source_20_Text">domain: "joueur_id"</text:span><text:line-break/>→ valeur remplie automatiquement avec <text:span text:style-name="Source_20_Text">session.id_joueur</text:span>.</text:p>
        </text:list-item>
        <text:list-item>
          <text:p text:style-name="P24"><text:span text:style-name="Source_20_Text">domain: "attente_type"</text:span><text:line-break/>→ rempli avec <text:span text:style-name="Source_20_Text">attente.type</text:span> courant.</text:p>
        </text:list-item>
        <text:list-item>
          <text:p text:style-name="P24"><text:span text:style-name="Source_20_Text">domain: "carte_main"</text:span><text:line-break/>→ déclenche un mini écran de choix sur la main du joueur (<text:span text:style-name="Source_20_Text">_choisir_carte_dans_main</text:span>) pour retourner un <text:span text:style-name="Source_20_Text">carte_id</text:span>.</text:p>
        </text:list-item>
        <text:list-item>
          <text:p text:style-name="P24"><text:span text:style-name="Source_20_Text">domain: "int"</text:span><text:line-break/>→ saisie d’un entier au clavier (<text:span text:style-name="Source_20_Text">_saisir_valeur(..., type_="int")</text:span>).</text:p>
        </text:list-item>
        <text:list-item>
          <text:p text:style-name="P24"><text:span text:style-name="Source_20_Text">domain: "string"</text:span><text:line-break/>→ simple saisie texte.</text:p>
        </text:list-item>
        <text:list-item>
          <text:p text:style-name="P24"><text:span text:style-name="Source_20_Text">domain</text:span> = dict avec <text:span text:style-name="Source_20_Text">kind: "choice"</text:span> + <text:span text:style-name="Source_20_Text">values</text:span><text:line-break/>→ TUI affiche un menu numéroté basé sur <text:span text:style-name="Source_20_Text">values</text:span>, qui peuvent être :</text:p>
          <text:list>
            <text:list-item>
              <text:p text:style-name="P24"><text:soft-page-break/>soit des valeurs simples <text:span text:style-name="Source_20_Text">[1, 0]</text:span></text:p>
            </text:list-item>
            <text:list-item>
              <text:p text:style-name="P24">soit des dicts <text:span text:style-name="Source_20_Text">{ "value": "OUI", "label": "Oui, je supporte" }</text:span></text:p>
            </text:list-item>
          </text:list>
        </text:list-item>
        <text:list-item>
          <text:p text:style-name="P24">tout autre <text:span text:style-name="Source_20_Text">domain</text:span> :<text:line-break/>→ fallback en saisie texte.</text:p>
        </text:list-item>
      </text:list>
      <text:p text:style-name="Text_20_body">Les champs <text:span text:style-name="Source_20_Text">required=true</text:span> ne doivent pas ressortir avec <text:span text:style-name="Source_20_Text">None</text:span>, sinon l’action est abandonnée.</text:p>
      <text:p text:style-name="Text_20_body">Pour <text:span text:style-name="Strong_20_Emphasis">le web</text:span>, ces <text:span text:style-name="Source_20_Text">domain</text:span> deviendront :</text:p>
      <text:list text:style-name="L13">
        <text:list-item>
          <text:p text:style-name="P25"><text:span text:style-name="Source_20_Text">"joueur_id"</text:span> / <text:span text:style-name="Source_20_Text">"attente_type"</text:span> → hidden fields auto-remplis</text:p>
        </text:list-item>
        <text:list-item>
          <text:p text:style-name="P25"><text:span text:style-name="Source_20_Text">"carte_main"</text:span> → modale / liste de cartes cliquables</text:p>
        </text:list-item>
        <text:list-item>
          <text:p text:style-name="P25"><text:span text:style-name="Source_20_Text">"int"</text:span> → <text:span text:style-name="Source_20_Text">input type="number"</text:span></text:p>
        </text:list-item>
        <text:list-item>
          <text:p text:style-name="P25"><text:span text:style-name="Source_20_Text">"string"</text:span> → <text:span text:style-name="Source_20_Text">input type="text"</text:span></text:p>
        </text:list-item>
        <text:list-item>
          <text:p text:style-name="P25"><text:span text:style-name="Source_20_Text">"choice"</text:span> → <text:span text:style-name="Source_20_Text">&lt;select&gt;</text:span> ou boutons radio</text:p>
        </text:list-item>
      </text:list>
      <text:h text:style-name="Heading_20_4" text:outline-level="4">2.3.3. Post-traitement spécifique <text:span text:style-name="Source_20_Text">joueur.jouer_carte</text:span></text:h>
      <text:p text:style-name="Text_20_body">Si <text:span text:style-name="Source_20_Text">op == "joueur.jouer_carte"</text:span>, le TUI applique un post-traitement : <text:span text:style-name="Source_20_Text">_completer_payload_jouer_carte</text:span>. </text:p>
      <text:list text:style-name="L14">
        <text:list-item>
          <text:p text:style-name="P26">Il récupère la définition de la carte dans <text:span text:style-name="Source_20_Text">cartes_def[carte_id]</text:span>.</text:p>
        </text:list-item>
        <text:list-item>
          <text:p text:style-name="P26">Il inspecte les commandes de la carte :</text:p>
          <text:list>
            <text:list-item>
              <text:p text:style-name="P26">si une commande a <text:span text:style-name="Source_20_Text">joueur_id == "_cible"</text:span> → il faut demander une <text:span text:style-name="Strong_20_Emphasis">cible</text:span> (<text:span text:style-name="Source_20_Text">cible_id</text:span>) en proposant les autres joueurs de la partie.</text:p>
            </text:list-item>
            <text:list-item>
              <text:p text:style-name="P26">si une commande <text:span text:style-name="Source_20_Text">op == "joueur.capital.delta"</text:span> a <text:span text:style-name="Source_20_Text">delta == "_effort"</text:span> → demander <text:span text:style-name="Source_20_Text">effort_cp</text:span>.</text:p>
            </text:list-item>
            <text:list-item>
              <text:p text:style-name="P26">si une commande <text:span text:style-name="Source_20_Text">op == "joueur.attention.delta"</text:span> a <text:span text:style-name="Source_20_Text">delta == "_effort"</text:span> → demander <text:span text:style-name="Source_20_Text">effort_attention</text:span> (avec borne max si dispo dans <text:span text:style-name="Source_20_Text">attention_dispo</text:span>).</text:p>
            </text:list-item>
          </text:list>
        </text:list-item>
      </text:list>
      <text:p text:style-name="Text_20_body">C’est donc un <text:span text:style-name="Strong_20_Emphasis">contrat implicite</text:span> entre les cartes et l’UI :</text:p>
      <text:list text:style-name="L15">
        <text:list-item>
          <text:p text:style-name="P27"><text:span text:style-name="Source_20_Text">_cible</text:span> et <text:span text:style-name="Source_20_Text">_effort</text:span> ont une signification spéciale côté UI.</text:p>
        </text:list-item>
      </text:list>
      <text:p text:style-name="Horizontal_20_Line"/>
      <text:h text:style-name="Heading_20_3" text:outline-level="3">2.4. Envoi d’une action au moteur</text:h>
      <text:p text:style-name="Text_20_body">Toutes les actions transitent via <text:span text:style-name="Source_20_Text">SessionJoueur.envoyer_action()</text:span> qui appelle <text:span text:style-name="Source_20_Text">ClientMoteur.soumettre_action(...)</text:span>.</text:p>
      <text:p text:style-name="Text_20_body">Contrat HTTP :</text:p>
      <text:list text:style-name="L16">
        <text:list-item>
          <text:p text:style-name="P28"><text:soft-page-break/><text:span text:style-name="Strong_20_Emphasis">URL</text:span> : <text:span text:style-name="Source_20_Text">POST /parties/{partie_id}/actions</text:span></text:p>
        </text:list-item>
        <text:list-item>
          <text:p text:style-name="P28"><text:span text:style-name="Strong_20_Emphasis">Headers</text:span> :</text:p>
          <text:list>
            <text:list-item>
              <text:p text:style-name="P28">optionnel <text:span text:style-name="Source_20_Text">Idempotency-Key</text:span> (pas utilisé dans le TUI courant, mais prévu).</text:p>
            </text:list-item>
          </text:list>
        </text:list-item>
        <text:list-item>
          <text:p text:style-name="P28"><text:span text:style-name="Strong_20_Emphasis">Body</text:span> :</text:p>
          <text:p text:style-name="P9"><text:span text:style-name="Source_20_Text">{</text:span></text:p>
          <text:p text:style-name="P7"><text:span text:style-name="Source_20_Text"><text:s text:c="2"/>"acteur": "&lt;id_joueur&gt;",</text:span></text:p>
          <text:p text:style-name="P7"><text:span text:style-name="Source_20_Text"><text:s text:c="2"/>"type_action": "&lt;op/metier&gt;",</text:span></text:p>
          <text:p text:style-name="P7"><text:span text:style-name="Source_20_Text"><text:s text:c="2"/>"donnees": { ... payload ..." }</text:span></text:p>
          <text:p text:style-name="P8"><text:span text:style-name="Source_20_Text">}</text:span></text:p>
        </text:list-item>
      </text:list>
      <text:p text:style-name="Text_20_body">Le moteur :</text:p>
      <text:list text:style-name="L17">
        <text:list-item>
          <text:p text:style-name="P29">doit répondre <text:span text:style-name="Source_20_Text">200</text:span> ou équivalent (sinon exception HTTP gérée → affichage <text:span text:style-name="Source_20_Text">[erreur envoi action] ...</text:span> dans le TUI).</text:p>
        </text:list-item>
        <text:list-item>
          <text:p text:style-name="P29">peut renvoyer un <text:span text:style-name="Source_20_Text">etat</text:span> dans la réponse :</text:p>
          <text:p text:style-name="P12"><text:span text:style-name="Source_20_Text">{</text:span></text:p>
          <text:p text:style-name="P10"><text:span text:style-name="Source_20_Text"><text:s text:c="2"/>"etat": { ... }</text:span></text:p>
          <text:p text:style-name="P11"><text:span text:style-name="Source_20_Text">}</text:span></text:p>
          <text:p text:style-name="P29">Dans ce cas, le TUI met à jour <text:span text:style-name="Source_20_Text">_etat_partie</text:span> avec cette valeur et ré-extrait la main du joueur.</text:p>
        </text:list-item>
      </text:list>
      <text:p text:style-name="Text_20_body">Sinon, le TUI pourra toujours effectuer un <text:span text:style-name="Source_20_Text">rafraichir_etat_partie()</text:span> dans un flux web.</text:p>
      <text:p text:style-name="Horizontal_20_Line"/>
      <text:h text:style-name="Heading_20_3" text:outline-level="3">2.5. Lecture et affichage du programme / palmarès / historiques</text:h>
      <text:p text:style-name="Text_20_body">Ce sont des <text:span text:style-name="Strong_20_Emphasis">règles de lecture pure</text:span> :</text:p>
      <text:list text:style-name="L18">
        <text:list-item>
          <text:p text:style-name="P30"><text:span text:style-name="Source_20_Text">afficher_fenetre_programme</text:span> :</text:p>
          <text:list>
            <text:list-item>
              <text:p text:style-name="P30">lit <text:span text:style-name="Source_20_Text">sous_phase</text:span> pour savoir si c’est pertinent.</text:p>
            </text:list-item>
            <text:list-item>
              <text:p text:style-name="P30">affiche la version, les cartes engagées (uid, carte, nom auteur, type, coût attention) et l’état des votes (qui a voté, qui reste). </text:p>
            </text:list-item>
          </text:list>
        </text:list-item>
        <text:list-item>
          <text:p text:style-name="P30"><text:span text:style-name="Source_20_Text">afficher_fenetre_palmares</text:span> :</text:p>
          <text:list>
            <text:list-item>
              <text:p text:style-name="P30">affiche <text:span text:style-name="Source_20_Text">capital_collectif</text:span> et capital de l’opposition.</text:p>
            </text:list-item>
            <text:list-item>
              <text:p text:style-name="P30">classe les joueurs par <text:span text:style-name="Source_20_Text">capital_politique</text:span> décroissant et affiche capital, voix, droit de vote. </text:p>
            </text:list-item>
          </text:list>
        </text:list-item>
        <text:list-item>
          <text:p text:style-name="P30"><text:span text:style-name="Source_20_Text">afficher_fenetre_evenements_jeu</text:span> :</text:p>
          <text:list>
            <text:list-item>
              <text:p text:style-name="P30">filtre <text:span text:style-name="Source_20_Text">historiques</text:span> pour <text:span text:style-name="Source_20_Text">type != "journal"</text:span>.</text:p>
            </text:list-item>
            <text:list-item>
              <text:p text:style-name="P30">ajoute un marquage <text:span text:style-name="Source_20_Text">[ANALYSE]</text:span> pour certains événements D700 / ANALYSE.</text:p>
            </text:list-item>
            <text:list-item>
              <text:p text:style-name="P30"><text:soft-page-break/>gère des formats spécifiques (piocher, phase, programme_carte_engagee, ENGAGER_CARTE, VOTE, vote_enregistre) et un fallback générique. </text:p>
            </text:list-item>
          </text:list>
        </text:list-item>
      </text:list>
      <text:p text:style-name="Horizontal_20_Line"/>
      <text:h text:style-name="Heading_20_3" text:outline-level="3">2.6. Règle de fin de partie</text:h>
      <text:p text:style-name="Text_20_body">Le moteur indique la fin de partie via l’état : <text:span text:style-name="Source_20_Text">etat["termine"] == True</text:span>, et peut fournir <text:span text:style-name="Source_20_Text">raison_fin</text:span>.</text:p>
      <text:p text:style-name="Text_20_body">Le TUI :</text:p>
      <text:list text:style-name="L19">
        <text:list-item>
          <text:p text:style-name="P31">voit <text:span text:style-name="Source_20_Text">termine</text:span> en début de boucle de <text:span text:style-name="Source_20_Text">page_jeu</text:span>,</text:p>
        </text:list-item>
        <text:list-item>
          <text:p text:style-name="P31">affiche statut + palmarès,</text:p>
        </text:list-item>
        <text:list-item>
          <text:p text:style-name="P31">informe « La partie est terminée. »,</text:p>
        </text:list-item>
        <text:list-item>
          <text:p text:style-name="P31">attend Entrée, puis renvoie <text:span text:style-name="Source_20_Text">"quit"</text:span> vers le router.</text:p>
        </text:list-item>
      </text:list>
      <text:p text:style-name="Text_20_body">Pour le web, on aura typiquement :</text:p>
      <text:list text:style-name="L20">
        <text:list-item>
          <text:p text:style-name="P32">un écran « résumé de partie »,</text:p>
        </text:list-item>
        <text:list-item>
          <text:p text:style-name="P32">puis un bouton « Retour au lobby » (et reset de la session de jeu dans le store)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3T20:27:17.752972999</meta:creation-date>
    <dc:date>2025-12-03T20:27:36.825835679</dc:date>
    <meta:editing-duration>PT19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2" meta:paragraph-count="278" meta:word-count="2338" meta:character-count="14964" meta:non-whitespace-character-count="13039"/>
  </office:meta>
</office:document-meta>
</file>